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italic" style:font-style-asian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85cm" draw:z-index="0"><draw:image xlink:href="../../odt_eng/images/306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Relay external normally closed contact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61cm" svg:height="1.72cm" draw:z-index="0"><draw:image xlink:href="../../odt_eng/images/306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2">The </text:span></text:span><text:span text:style-name="Основной_20_шрифт_20_абзаца"><text:span text:style-name="T2">unit</text:span></text:span><text:span text:style-name="Основной_20_шрифт_20_абзаца"><text:span text:style-name="T2"> is a</text:span></text:span><text:span text:style-name="Основной_20_шрифт_20_абзаца"><text:span text:style-name="T2"> </text:span></text:span><text:span text:style-name="Основной_20_шрифт_20_абзаца"><text:span text:style-name="T2">submodel. </text:span></text:span><text:span text:style-name="Основной_20_шрифт_20_абзаца"><text:span text:style-name="T4">For checking the algorithm structure one shall press “Actions” → “Enter the submodel” with the right button.</text:span></text:span></text:p>
            <text:p text:style-name="Text_20_body"><text:span text:style-name="Основной_20_шрифт_20_абзаца"><text:span text:style-name="T2">The unit implements the </text:span></text:span><text:span text:style-name="Основной_20_шрифт_20_абзаца"><text:span text:style-name="T3">logical </text:span></text:span><text:span text:style-name="Основной_20_шрифт_20_абзаца"><text:span text:style-name="T3">AND</text:span></text:span><text:span text:style-name="Основной_20_шрифт_20_абзаца"><text:span text:style-name="T3">-</text:span></text:span><text:span text:style-name="Основной_20_шрифт_20_абзаца"><text:span text:style-name="T3">NOT </text:span></text:span><text:span text:style-name="Основной_20_шрифт_20_абзаца"><text:span text:style-name="T2">operation for the unit input and the value indicated in the unit parameters</text:span></text:span><text:span text:style-name="Основной_20_шрифт_20_абзаца"><text:span text:style-name="T2"> (</text:span></text:span><text:span text:style-name="Основной_20_шрифт_20_абзаца"><text:span text:style-name="T2">an </text:span></text:span><text:span text:style-name="Основной_20_шрифт_20_абзаца"><text:span text:style-name="T2">analogue to</text:span></text:span><text:span text:style-name="Основной_20_шрифт_20_абзаца"><text:span text:style-name="T2"> the relay control winding for the </text:span></text:span><text:span text:style-name="Основной_20_шрифт_20_абзаца"><text:span text:style-name="T3">Relay normally closed contact</text:span></text:span><text:span text:style-name="Основной_20_шрифт_20_абзаца"><text:span text:style-name="T2"> </text:span></text:span><text:span text:style-name="Основной_20_шрифт_20_абзаца"><text:span text:style-name="T2">unit</text:span></text:span><text:span text:style-name="Основной_20_шрифт_20_абзаца"><text:span text:style-name="T2">). Thus, the contact name is specified directly within the submodel.</text:span></text:span></text:p>
            <text:p text:style-name="Text_20_body"><text:span text:style-name="Основной_20_шрифт_20_абзаца"><text:span text:style-name="T5">Properties</text:span></text:span>:</text:p>
            <text:list xml:id="list5380110532580985848" text:style-name="L1">
              <text:list-item>
                <text:p text:style-name="P5">Variable name — the name of the variable for which (and for the unit input) the AND-NOT operation is implemented.</text:p>
              </text:list-item>
              <text:list-item>
                <text:p text:style-name="P5">Initial status (0 or 1) — the initial condition of the unit output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нешний размыкающий контакт реле</dc:title>
    <meta:creation-date>2012-02-13T19:33:00</meta:creation-date>
    <dc:date>2012-03-05T19:31:56.13</dc:date>
    <meta:editing-cycles>56</meta:editing-cycles>
    <meta:editing-duration>PT1H46M44S</meta:editing-duration>
    <meta:document-statistic meta:character-count="653" meta:image-count="2" meta:object-count="0" meta:page-count="1" meta:paragraph-count="10" meta:table-count="1" meta:word-count="110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9.odt/Normal.dotm"/>
  </office:meta>
</office:document-meta>
</file>